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co19" style:family="table-column">
      <style:table-column-properties fo:break-before="auto" style:column-width="1.6547in"/>
    </style:style>
    <style:style style:name="co20" style:family="table-column">
      <style:table-column-properties fo:break-before="auto" style:column-width="2.2398in"/>
    </style:style>
    <style:style style:name="co21" style:family="table-column">
      <style:table-column-properties fo:break-before="auto" style:column-width="1.0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36"/>
    <style:style style:name="ce1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7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28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1" table:number-columns-repeated="1019" table:default-cell-style-name="ce1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2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2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2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2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92" calcext:value-type="float">
            <text:p>92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1"/>
        <table:table-column table:style-name="co15" table:default-cell-style-name="ce26"/>
        <table:table-column table:style-name="co16" table:default-cell-style-name="ce11"/>
        <table:table-column table:style-name="co1" table:number-columns-repeated="1021" table:default-cell-style-name="ce1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8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8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7])" office:value-type="float" office:value="4047.41" calcext:value-type="float">
            <text:p>4047.4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28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treet roots for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old town crier audio</text:p>
          </table:table-cell>
          <table:table-cell office:value-type="string" calcext:value-type="string">
            <text:p>2025-12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l Anderson old town crier implementation</text:p>
          </table:table-cell>
          <table:table-cell table:style-name="Default" office:value-type="string" calcext:value-type="string">
            <text:p>2025-1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l Anderson old town crier admin</text:p>
          </table:table-cell>
          <table:table-cell table:style-name="Default" office:value-type="string" calcext:value-type="string">
            <text:p>2025-1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.39" calcext:value-type="float">
            <text:p>7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7.39" calcext:value-type="float">
            <text:p>7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7.24" calcext:value-type="float">
            <text:p>7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7.23" calcext:value-type="float">
            <text:p>7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7.23" calcext:value-type="float">
            <text:p>7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0.36" calcext:value-type="float">
            <text:p>0.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0.41" calcext:value-type="float">
            <text:p>0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0.85" calcext:value-type="float">
            <text:p>0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0.84" calcext:value-type="float">
            <text:p>0.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july</text:p>
          </table:table-cell>
          <table:table-cell office:value-type="date" office:date-value="2025-07-29" calcext:value-type="date">
            <text:p>2025-07-29</text:p>
          </table:table-cell>
          <table:table-cell office:value-type="float" office:value="150.81" calcext:value-type="float">
            <text:p>150.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aug</text:p>
          </table:table-cell>
          <table:table-cell office:value-type="date" office:date-value="2025-08-28" calcext:value-type="date">
            <text:p>2025-08-28</text:p>
          </table:table-cell>
          <table:table-cell office:value-type="float" office:value="200.21" calcext:value-type="float">
            <text:p>200.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sep</text:p>
          </table:table-cell>
          <table:table-cell office:value-type="date" office:date-value="2025-09-23" calcext:value-type="date">
            <text:p>2025-09-23</text:p>
          </table:table-cell>
          <table:table-cell office:value-type="float" office:value="201.04" calcext:value-type="float">
            <text:p>201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oct</text:p>
          </table:table-cell>
          <table:table-cell office:value-type="date" office:date-value="2025-10-24" calcext:value-type="date">
            <text:p>2025-10-24</text:p>
          </table:table-cell>
          <table:table-cell office:value-type="float" office:value="200.46" calcext:value-type="float">
            <text:p>200.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nov</text:p>
          </table:table-cell>
          <table:table-cell office:value-type="date" office:date-value="2025-11-28" calcext:value-type="date">
            <text:p>2025-11-28</text:p>
          </table:table-cell>
          <table:table-cell office:value-type="float" office:value="200.06" calcext:value-type="float">
            <text:p>200.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o dec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50.91" calcext:value-type="float">
            <text:p>150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/>
          <table:table-cell table:formula="of:=SUM([.C11:.C57])" office:value-type="float" office:value="2030.72" calcext:value-type="float">
            <text:p>2030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11.09" calcext:value-type="float">
            <text:p>11.09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9.32" calcext:value-type="float">
            <text:p>19.3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4.25" calcext:value-type="float">
            <text:p>14.2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29.25" calcext:value-type="float">
            <text:p>29.2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60:.C81])" office:value-type="float" office:value="1859.7" calcext:value-type="float">
            <text:p>1859.7</text:p>
          </table:table-cell>
          <table:table-cell/>
          <table:table-cell table:formula="of:=SUM(#REF!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 income charge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pap income charge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 income charge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 income charge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cc income charge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 uplift 2025 income charge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72.7" calcext:value-type="float">
            <text:p>72.7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po box</text:p>
          </table:table-cell>
          <table:table-cell office:value-type="date" office:date-value="2025-11-15" calcext:value-type="date">
            <text:p>2025-11-15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5])" office:value-type="float" office:value="7503.37" calcext:value-type="float">
            <text:p>7503.37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 Uplift 2025</text:p>
          </table:table-cell>
          <table:table-cell office:value-type="date" office:date-value="2025-05-27" calcext:value-type="date">
            <text:p>2025-05-27</text:p>
          </table:table-cell>
          <table:table-cell office:value-type="float" office:value="-1454" calcext:value-type="float">
            <text:p>-1454</text:p>
          </table:table-cell>
          <table:table-cell/>
          <table:table-cell office:value-type="string" calcext:value-type="string">
            <text:p>se uplift 2025</text:p>
          </table:table-cell>
          <table:table-cell office:value-type="string" calcext:value-type="string">
            <text:p>still held by ptp 2025-12-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/>
          <table:table-cell table:number-columns-repeated="2"/>
          <table:table-cell office:value-type="string" calcext:value-type="string">
            <text:p>(total of $5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tly from ptp to sr 2025-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cc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raphael pay phone rental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-100" calcext:value-type="float">
            <text:p>-10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101:.C111])" office:value-type="float" office:value="-13682.08" calcext:value-type="float">
            <text:p>-13682.08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97];[.C112])" office:value-type="float" office:value="-6178.71" calcext:value-type="float">
            <text:p>-6178.71</text:p>
          </table:table-cell>
          <table:table-cell table:number-columns-repeated="5"/>
        </table:table-row>
      </table:table>
      <table:table table:name="expenses-2026" table:style-name="ta1"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row table:style-name="ro2">
          <table:table-cell table:number-columns-repeated="4"/>
          <table:table-cell office:value-type="string" calcext:value-type="string">
            <text:p>funding source</text:p>
          </table:table-cell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ws</text:p>
          </table:table-cell>
          <table:table-cell table:style-name="ce28" office:value-type="date" office:date-value="2026-01-01" calcext:value-type="date">
            <text:p>2026-01-0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8" office:value-type="date" office:date-value="2026-01-01" calcext:value-type="date">
            <text:p>2026-01-01</text:p>
          </table:table-cell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d meyer sim</text:p>
          </table:table-cell>
          <table:table-cell table:style-name="ce28" office:value-type="date" office:date-value="2026-02-14" calcext:value-type="date">
            <text:p>2026-02-14</text:p>
          </table:table-cell>
          <table:table-cell office:value-type="float" office:value="19.99" calcext:value-type="float">
            <text:p>19.99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cellular router</text:p>
          </table:table-cell>
          <table:table-cell table:style-name="ce28" office:value-type="date" office:date-value="2026-02-24" calcext:value-type="date">
            <text:p>2026-02-24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pacific cost sign – vinyl</text:p>
          </table:table-cell>
          <table:table-cell table:style-name="ce28" office:value-type="date" office:date-value="2026-02-26" calcext:value-type="date">
            <text:p>2026-02-26</text:p>
          </table:table-cell>
          <table:table-cell office:value-type="float" office:value="22.6" calcext:value-type="float">
            <text:p>22.6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 uplift 2026</text:p>
          </table:table-cell>
          <table:table-cell table:style-name="ce28" office:value-type="date" office:date-value="2026-02-17" calcext:value-type="date">
            <text:p>2026-02-17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string" calcext:value-type="string">
            <text:p>se uplift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outreach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formula="of:=SUM([.C1:.C27])" office:value-type="float" office:value="395.87" calcext:value-type="float">
            <text:p>395.87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28" office:value-type="date" office:date-value="2026-01-16" calcext:value-type="date">
            <text:p>2026-01-16</text:p>
          </table:table-cell>
          <table:table-cell office:value-type="float" office:value="-16.9" calcext:value-type="float">
            <text:p>-16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 uplift 2026</text:p>
          </table:table-cell>
          <table:table-cell table:style-name="ce28" office:value-type="date" office:date-value="2026-02-17" calcext:value-type="date">
            <text:p>2026-02-17</text:p>
          </table:table-cell>
          <table:table-cell office:value-type="float" office:value="-924" calcext:value-type="float">
            <text:p>-924</text:p>
          </table:table-cell>
          <table:table-cell/>
          <table:table-cell office:value-type="string" calcext:value-type="string">
            <text:p>se uplift, still held by ptp 2026-02-1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31:.C32])" office:value-type="float" office:value="-940.9" calcext:value-type="float">
            <text:p>-940.9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28];[.C34])" office:value-type="float" office:value="-545.03" calcext:value-type="float">
            <text:p>-545.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 style:data-style-name="N2" text:time-value="10:40:45.263726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26T10:41:19.425047574</dc:date>
    <meta:editing-duration>P7DT19H22M12S</meta:editing-duration>
    <meta:editing-cycles>758</meta:editing-cycles>
    <meta:generator>LibreOffice/26.2.0.3$Linux_X86_64 LibreOffice_project/620$Build-3</meta:generator>
    <meta:document-statistic meta:table-count="12" meta:cell-count="2742" meta:object-count="0"/>
  </office:meta>
</office:document-meta>
</file>